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0/2021</text:span></text:p>
      <text:p text:style-name="P9"/>
      <text:p text:style-name="P10">RECIBI CONFORME</text:p>
      <text:p text:style-name="P9"/>
      <text:p text:style-name="P11">CLIENTE: BERAUN AVALOS, FRANCO CECIL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BERAUN AVALOS, FRANCO CECIL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04:5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